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64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126.31pt"/>
    </style:style>
    <style:style style:name="co5" style:family="table-column">
      <style:table-column-properties fo:break-before="auto" style:column-width="23.64pt"/>
    </style:style>
    <style:style style:name="co6" style:family="table-column">
      <style:table-column-properties fo:break-before="auto" style:column-width="129.09pt"/>
    </style:style>
    <style:style style:name="co7" style:family="table-column">
      <style:table-column-properties fo:break-before="auto" style:column-width="128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3</text:p>
          </table:table-cell>
          <table:covered-table-cell table:number-columns-repeated="2"/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Crescimento</text:p>
          </table:table-cell>
          <table:table-cell/>
          <table:table-cell office:value-type="string" calcext:value-type="string">
            <text:p>Crescimento por indice</text:p>
          </table:table-cell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138998031616211" calcext:value-type="float">
            <text:p>0.0001389980316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118732452392578" calcext:value-type="float">
            <text:p>0.0001187324523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117301940917969" calcext:value-type="float">
            <text:p>0.000117301940918</text:p>
          </table:table-cell>
          <table:table-cell/>
          <table:table-cell table:formula="of:=AVERAGE([.C3];[.G3];[.K3])" office:value-type="float" office:value="0.000125010808308919" calcext:value-type="float">
            <text:p>0.000125010808309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156164169311523" calcext:value-type="float">
            <text:p>0.0001561641693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147342681884766" calcext:value-type="float">
            <text:p>0.0001473426818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180482864379883" calcext:value-type="float">
            <text:p>0.00018048286438</text:p>
          </table:table-cell>
          <table:table-cell/>
          <table:table-cell table:formula="of:=AVERAGE([.C4];[.G4];[.K4])" office:value-type="float" office:value="0.000161329905192057" calcext:value-type="float">
            <text:p>0.000161329905192</text:p>
          </table:table-cell>
          <table:table-cell table:formula="of:=[.M4]/[.M3]" office:value-type="float" office:value="1.29052765416402" calcext:value-type="float">
            <text:p>1.29052765416402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000187158584594727" calcext:value-type="float">
            <text:p>0.0001871585845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00023341178894043" calcext:value-type="float">
            <text:p>0.000233411788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000176191329956055" calcext:value-type="float">
            <text:p>0.000176191329956</text:p>
          </table:table-cell>
          <table:table-cell/>
          <table:table-cell table:formula="of:=AVERAGE([.C5];[.G5];[.K5])" office:value-type="float" office:value="0.000198920567830404" calcext:value-type="float">
            <text:p>0.00019892056783</text:p>
          </table:table-cell>
          <table:table-cell table:formula="of:=[.M5]/[.M4]" office:value-type="float" office:value="1.23300492610837" calcext:value-type="float">
            <text:p>1.23300492610837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000215530395507812" calcext:value-type="float">
            <text:p>0.0002155303955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00021052360534668" calcext:value-type="float">
            <text:p>0.0002105236053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000207424163818359" calcext:value-type="float">
            <text:p>0.000207424163818</text:p>
          </table:table-cell>
          <table:table-cell/>
          <table:table-cell table:formula="of:=AVERAGE([.C6];[.G6];[.K6])" office:value-type="float" office:value="0.000211159388224284" calcext:value-type="float">
            <text:p>0.000211159388224</text:p>
          </table:table-cell>
          <table:table-cell table:formula="of:=[.M6]/[.M5]" office:value-type="float" office:value="1.06152616859768" calcext:value-type="float">
            <text:p>1.06152616859768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000243902206420898" calcext:value-type="float">
            <text:p>0.0002439022064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000243663787841797" calcext:value-type="float">
            <text:p>0.0002436637878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000241756439208984" calcext:value-type="float">
            <text:p>0.000241756439209</text:p>
          </table:table-cell>
          <table:table-cell/>
          <table:table-cell table:formula="of:=AVERAGE([.C7];[.G7];[.K7])" office:value-type="float" office:value="0.000243107477823893" calcext:value-type="float">
            <text:p>0.000243107477824</text:p>
          </table:table-cell>
          <table:table-cell table:formula="of:=[.M7]/[.M6]" office:value-type="float" office:value="1.15129845690629" calcext:value-type="float">
            <text:p>1.15129845690629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R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3</text:p>
          </table:table-cell>
          <table:covered-table-cell table:number-columns-repeated="2"/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Cre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838684082031" calcext:value-type="float">
            <text:p>0.0001268386840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16975402832" calcext:value-type="float">
            <text:p>0.0001251697540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831893920898" calcext:value-type="float">
            <text:p>0.000121831893921</text:p>
          </table:table-cell>
          <table:table-cell/>
          <table:table-cell table:formula="of:=AVERAGE([.C11];[.G11];[.K11])" office:value-type="float" office:value="0.000124613444010417" calcext:value-type="float">
            <text:p>0.00012461344401</text:p>
          </table:table-cell>
          <table:table-cell office:value-type="string" calcext:value-type="string">
            <text:p>--</text:p>
          </table:table-cell>
          <table:table-cell/>
          <table:table-cell table:formula="of:=[.M11]/[.M3]" office:value-type="float" office:value="0.996821360457724" calcext:value-type="float">
            <text:p>0.996821360457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071517944336" calcext:value-type="float">
            <text:p>0.0001580715179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879425048828" calcext:value-type="float">
            <text:p>0.0001568794250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448913574219" calcext:value-type="float">
            <text:p>0.000155448913574</text:p>
          </table:table-cell>
          <table:table-cell/>
          <table:table-cell table:formula="of:=AVERAGE([.C12];[.G12];[.K12])" office:value-type="float" office:value="0.000156799952189128" calcext:value-type="float">
            <text:p>0.000156799952189</text:p>
          </table:table-cell>
          <table:table-cell table:formula="of:=[.M12]/[.M11]" office:value-type="float" office:value="1.25829081632653" calcext:value-type="float">
            <text:p>1.25829081632653</text:p>
          </table:table-cell>
          <table:table-cell/>
          <table:table-cell table:formula="of:=[.M12]/[.M4]" office:value-type="float" office:value="0.97192118226601" calcext:value-type="float">
            <text:p>0.97192118226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8602676391602" calcext:value-type="float">
            <text:p>0.0001986026763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2165374755859" calcext:value-type="float">
            <text:p>0.000192165374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0258026123047" calcext:value-type="float">
            <text:p>0.000190258026123</text:p>
          </table:table-cell>
          <table:table-cell/>
          <table:table-cell table:formula="of:=AVERAGE([.C13];[.G13];[.K13])" office:value-type="float" office:value="0.000193675359090169" calcext:value-type="float">
            <text:p>0.00019367535909</text:p>
          </table:table-cell>
          <table:table-cell table:formula="of:=[.M13]/[.M12]" office:value-type="float" office:value="1.23517486061835" calcext:value-type="float">
            <text:p>1.23517486061835</text:p>
          </table:table-cell>
          <table:table-cell/>
          <table:table-cell table:formula="of:=[.M13]/[.M5]" office:value-type="float" office:value="0.973631642029564" calcext:value-type="float">
            <text:p>0.973631642029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7689743041992" calcext:value-type="float">
            <text:p>0.0002276897430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020812988281" calcext:value-type="float">
            <text:p>0.0002260208129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259231567383" calcext:value-type="float">
            <text:p>0.000226259231567</text:p>
          </table:table-cell>
          <table:table-cell/>
          <table:table-cell table:formula="of:=AVERAGE([.C14];[.G14];[.K14])" office:value-type="float" office:value="0.000226656595865885" calcext:value-type="float">
            <text:p>0.000226656595866</text:p>
          </table:table-cell>
          <table:table-cell table:formula="of:=[.M14]/[.M13]" office:value-type="float" office:value="1.17029134181371" calcext:value-type="float">
            <text:p>1.17029134181371</text:p>
          </table:table-cell>
          <table:table-cell/>
          <table:table-cell table:formula="of:=[.M14]/[.M6]" office:value-type="float" office:value="1.07339104252917" calcext:value-type="float">
            <text:p>1.073391042529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9889831542969" calcext:value-type="float">
            <text:p>0.0002698898315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353088378906" calcext:value-type="float">
            <text:p>0.0002603530883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249885559082" calcext:value-type="float">
            <text:p>0.000262498855591</text:p>
          </table:table-cell>
          <table:table-cell/>
          <table:table-cell table:formula="of:=AVERAGE([.C15];[.G15];[.K15])" office:value-type="float" office:value="0.000264247258504232" calcext:value-type="float">
            <text:p>0.000264247258504</text:p>
          </table:table-cell>
          <table:table-cell table:formula="of:=[.M15]/[.M14]" office:value-type="float" office:value="1.16584852734923" calcext:value-type="float">
            <text:p>1.16584852734923</text:p>
          </table:table-cell>
          <table:table-cell/>
          <table:table-cell table:formula="of:=[.M15]/[.M7]" office:value-type="float" office:value="1.08695652173913" calcext:value-type="float">
            <text:p>1.086956521739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R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3</text:p>
          </table:table-cell>
          <table:covered-table-cell table:number-columns-repeated="2"/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Cre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4018402099609" calcext:value-type="float">
            <text:p>0.0001540184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39713287353516" calcext:value-type="float">
            <text:p>0.0001397132873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36137008666992" calcext:value-type="float">
            <text:p>0.000136137008667</text:p>
          </table:table-cell>
          <table:table-cell/>
          <table:table-cell table:formula="of:=AVERAGE([.C19];[.G19];[.K19])" office:value-type="float" office:value="0.000143289566040039" calcext:value-type="float">
            <text:p>0.00014328956604</text:p>
          </table:table-cell>
          <table:table-cell office:value-type="string" calcext:value-type="string">
            <text:p>--</text:p>
          </table:table-cell>
          <table:table-cell/>
          <table:table-cell table:formula="of:=[.M19]/[.M11]" office:value-type="float" office:value="1.14987244897959" calcext:value-type="float">
            <text:p>1.14987244897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18391418457031" calcext:value-type="float">
            <text:p>0.0002183914184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82151794433594" calcext:value-type="float">
            <text:p>0.000182151794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76668167114258" calcext:value-type="float">
            <text:p>0.000176668167114</text:p>
          </table:table-cell>
          <table:table-cell/>
          <table:table-cell table:formula="of:=AVERAGE([.C20];[.G20];[.K20])" office:value-type="float" office:value="0.000192403793334961" calcext:value-type="float">
            <text:p>0.000192403793335</text:p>
          </table:table-cell>
          <table:table-cell table:formula="of:=[.M20]/[.M19]" office:value-type="float" office:value="1.34276206322795" calcext:value-type="float">
            <text:p>1.34276206322795</text:p>
          </table:table-cell>
          <table:table-cell/>
          <table:table-cell table:formula="of:=[.M20]/[.M12]" office:value-type="float" office:value="1.22706538266599" calcext:value-type="float">
            <text:p>1.22706538266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27451324462891" calcext:value-type="float">
            <text:p>0.0002274513244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17199325561523" calcext:value-type="float">
            <text:p>0.0002171993255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29597091674805" calcext:value-type="float">
            <text:p>0.000229597091675</text:p>
          </table:table-cell>
          <table:table-cell/>
          <table:table-cell table:formula="of:=AVERAGE([.C21];[.G21];[.K21])" office:value-type="float" office:value="0.000224749247233073" calcext:value-type="float">
            <text:p>0.000224749247233</text:p>
          </table:table-cell>
          <table:table-cell table:formula="of:=[.M21]/[.M20]" office:value-type="float" office:value="1.16811235026848" calcext:value-type="float">
            <text:p>1.16811235026848</text:p>
          </table:table-cell>
          <table:table-cell/>
          <table:table-cell table:formula="of:=[.M21]/[.M13]" office:value-type="float" office:value="1.1604431678293" calcext:value-type="float">
            <text:p>1.1604431678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12566757202148" calcext:value-type="float">
            <text:p>0.0003125667572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58922576904297" calcext:value-type="float">
            <text:p>0.0002589225769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65359878540039" calcext:value-type="float">
            <text:p>0.00026535987854</text:p>
          </table:table-cell>
          <table:table-cell/>
          <table:table-cell table:formula="of:=AVERAGE([.C22];[.G22];[.K22])" office:value-type="float" office:value="0.000278949737548828" calcext:value-type="float">
            <text:p>0.000278949737549</text:p>
          </table:table-cell>
          <table:table-cell table:formula="of:=[.M22]/[.M21]" office:value-type="float" office:value="1.24115983026874" calcext:value-type="float">
            <text:p>1.24115983026874</text:p>
          </table:table-cell>
          <table:table-cell/>
          <table:table-cell table:formula="of:=[.M22]/[.M14]" office:value-type="float" office:value="1.23071528751753" calcext:value-type="float">
            <text:p>1.230715287517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36885452270508" calcext:value-type="float">
            <text:p>0.0003368854522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01361083984375" calcext:value-type="float">
            <text:p>0.0003013610839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03268432617187" calcext:value-type="float">
            <text:p>0.000303268432617</text:p>
          </table:table-cell>
          <table:table-cell/>
          <table:table-cell table:formula="of:=AVERAGE([.C23];[.G23];[.K23])" office:value-type="float" office:value="0.000313838322957357" calcext:value-type="float">
            <text:p>0.000313838322957</text:p>
          </table:table-cell>
          <table:table-cell table:formula="of:=[.M23]/[.M22]" office:value-type="float" office:value="1.12507122507123" calcext:value-type="float">
            <text:p>1.12507122507123</text:p>
          </table:table-cell>
          <table:table-cell/>
          <table:table-cell table:formula="of:=[.M23]/[.M15]" office:value-type="float" office:value="1.18766917293233" calcext:value-type="float">
            <text:p>1.1876691729323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R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3</text:p>
          </table:table-cell>
          <table:covered-table-cell table:number-columns-repeated="2"/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Cre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76668167114258" calcext:value-type="float">
            <text:p>0.0001766681671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62363052368164" calcext:value-type="float">
            <text:p>0.0001623630523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45571136474609" calcext:value-type="float">
            <text:p>0.000245571136475</text:p>
          </table:table-cell>
          <table:table-cell/>
          <table:table-cell table:formula="of:=AVERAGE([.C27];[.G27];[.K27])" office:value-type="float" office:value="0.000194867451985677" calcext:value-type="float">
            <text:p>0.000194867451986</text:p>
          </table:table-cell>
          <table:table-cell office:value-type="string" calcext:value-type="string">
            <text:p>--</text:p>
          </table:table-cell>
          <table:table-cell/>
          <table:table-cell table:formula="of:=[.M27]/[.M19]" office:value-type="float" office:value="1.35995562950638" calcext:value-type="float">
            <text:p>1.35995562950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59058380126953" calcext:value-type="float">
            <text:p>0.000359058380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31027603149414" calcext:value-type="float">
            <text:p>0.0002310276031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64167785644531" calcext:value-type="float">
            <text:p>0.000264167785645</text:p>
          </table:table-cell>
          <table:table-cell/>
          <table:table-cell table:formula="of:=AVERAGE([.C28];[.G28];[.K28])" office:value-type="float" office:value="0.000284751256306966" calcext:value-type="float">
            <text:p>0.000284751256307</text:p>
          </table:table-cell>
          <table:table-cell table:formula="of:=[.M28]/[.M27]" office:value-type="float" office:value="1.46125611745514" calcext:value-type="float">
            <text:p>1.46125611745514</text:p>
          </table:table-cell>
          <table:table-cell/>
          <table:table-cell table:formula="of:=[.M28]/[.M20]" office:value-type="float" office:value="1.47996695580339" calcext:value-type="float">
            <text:p>1.47996695580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86579132080078" calcext:value-type="float">
            <text:p>0.00028657913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77996063232422" calcext:value-type="float">
            <text:p>0.0002779960632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0.000418186187744141" calcext:value-type="float">
            <text:p>0.000418186187744</text:p>
          </table:table-cell>
          <table:table-cell/>
          <table:table-cell table:formula="of:=AVERAGE([.C29];[.G29];[.K29])" office:value-type="float" office:value="0.000327587127685547" calcext:value-type="float">
            <text:p>0.000327587127686</text:p>
          </table:table-cell>
          <table:table-cell table:formula="of:=[.M29]/[.M28]" office:value-type="float" office:value="1.15043259838125" calcext:value-type="float">
            <text:p>1.15043259838125</text:p>
          </table:table-cell>
          <table:table-cell/>
          <table:table-cell table:formula="of:=[.M29]/[.M21]" office:value-type="float" office:value="1.45756718528996" calcext:value-type="float">
            <text:p>1.45756718528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44991683959961" calcext:value-type="float">
            <text:p>0.000344991683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36647033691406" calcext:value-type="float">
            <text:p>0.0003366470336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00517368316650391" calcext:value-type="float">
            <text:p>0.00051736831665</text:p>
          </table:table-cell>
          <table:table-cell/>
          <table:table-cell table:formula="of:=AVERAGE([.C30];[.G30];[.K30])" office:value-type="float" office:value="0.000399669011433919" calcext:value-type="float">
            <text:p>0.000399669011434</text:p>
          </table:table-cell>
          <table:table-cell table:formula="of:=[.M30]/[.M29]" office:value-type="float" office:value="1.22003881610869" calcext:value-type="float">
            <text:p>1.22003881610869</text:p>
          </table:table-cell>
          <table:table-cell/>
          <table:table-cell table:formula="of:=[.M30]/[.M22]" office:value-type="float" office:value="1.43276353276353" calcext:value-type="float">
            <text:p>1.43276353276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92436981201172" calcext:value-type="float">
            <text:p>0.0003924369812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0.000420331954956055" calcext:value-type="float">
            <text:p>0.0004203319549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0.000448226928710938" calcext:value-type="float">
            <text:p>0.000448226928711</text:p>
          </table:table-cell>
          <table:table-cell/>
          <table:table-cell table:formula="of:=AVERAGE([.C31];[.G31];[.K31])" office:value-type="float" office:value="0.000420331954956055" calcext:value-type="float">
            <text:p>0.000420331954956</text:p>
          </table:table-cell>
          <table:table-cell table:formula="of:=[.M31]/[.M30]" office:value-type="float" office:value="1.05170013919268" calcext:value-type="float">
            <text:p>1.05170013919268</text:p>
          </table:table-cell>
          <table:table-cell/>
          <table:table-cell table:formula="of:=[.M31]/[.M23]" office:value-type="float" office:value="1.33932641174981" calcext:value-type="float">
            <text:p>1.3393264117498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R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3</text:p>
          </table:table-cell>
          <table:covered-table-cell table:number-columns-repeated="2"/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Cre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.000250339508056641" calcext:value-type="float">
            <text:p>0.0002503395080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.000230789184570312" calcext:value-type="float">
            <text:p>0.000230789184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.000230550765991211" calcext:value-type="float">
            <text:p>0.000230550765991</text:p>
          </table:table-cell>
          <table:table-cell/>
          <table:table-cell table:formula="of:=AVERAGE([.C35];[.G35];[.K35])" office:value-type="float" office:value="0.000237226486206055" calcext:value-type="float">
            <text:p>0.000237226486206</text:p>
          </table:table-cell>
          <table:table-cell office:value-type="string" calcext:value-type="string">
            <text:p>--</text:p>
          </table:table-cell>
          <table:table-cell/>
          <table:table-cell table:formula="of:=[.M35]/[.M27]" office:value-type="float" office:value="1.2173735725938" calcext:value-type="float">
            <text:p>1.2173735725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13282012939453" calcext:value-type="float">
            <text:p>0.0003132820129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09944152832031" calcext:value-type="float">
            <text:p>0.0003099441528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13997268676758" calcext:value-type="float">
            <text:p>0.000313997268677</text:p>
          </table:table-cell>
          <table:table-cell/>
          <table:table-cell table:formula="of:=AVERAGE([.C36];[.G36];[.K36])" office:value-type="float" office:value="0.000312407811482747" calcext:value-type="float">
            <text:p>0.000312407811483</text:p>
          </table:table-cell>
          <table:table-cell table:formula="of:=[.M36]/[.M35]" office:value-type="float" office:value="1.31691792294807" calcext:value-type="float">
            <text:p>1.31691792294807</text:p>
          </table:table-cell>
          <table:table-cell/>
          <table:table-cell table:formula="of:=[.M36]/[.M28]" office:value-type="float" office:value="1.0971253139827" calcext:value-type="float">
            <text:p>1.09712531398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0.000689983367919922" calcext:value-type="float">
            <text:p>0.000689983367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31299209594727" calcext:value-type="float">
            <text:p>0.0004312992095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95059585571289" calcext:value-type="float">
            <text:p>0.000395059585571</text:p>
          </table:table-cell>
          <table:table-cell/>
          <table:table-cell table:formula="of:=AVERAGE([.C37];[.G37];[.K37])" office:value-type="float" office:value="0.000505447387695313" calcext:value-type="float">
            <text:p>0.000505447387695</text:p>
          </table:table-cell>
          <table:table-cell table:formula="of:=[.M37]/[.M36]" office:value-type="float" office:value="1.61790892902569" calcext:value-type="float">
            <text:p>1.61790892902569</text:p>
          </table:table-cell>
          <table:table-cell/>
          <table:table-cell table:formula="of:=[.M37]/[.M29]" office:value-type="float" office:value="1.5429403202329" calcext:value-type="float">
            <text:p>1.5429403202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000687599182128906" calcext:value-type="float">
            <text:p>0.0006875991821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0806999206543" calcext:value-type="float">
            <text:p>0.0005080699920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82559204101563" calcext:value-type="float">
            <text:p>0.000482559204102</text:p>
          </table:table-cell>
          <table:table-cell/>
          <table:table-cell table:formula="of:=AVERAGE([.C38];[.G38];[.K38])" office:value-type="float" office:value="0.000559409459431966" calcext:value-type="float">
            <text:p>0.000559409459432</text:p>
          </table:table-cell>
          <table:table-cell table:formula="of:=[.M38]/[.M37]" office:value-type="float" office:value="1.10676100628931" calcext:value-type="float">
            <text:p>1.10676100628931</text:p>
          </table:table-cell>
          <table:table-cell/>
          <table:table-cell table:formula="of:=[.M38]/[.M30]" office:value-type="float" office:value="1.39968184529728" calcext:value-type="float">
            <text:p>1.39968184529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0.000741243362426758" calcext:value-type="float">
            <text:p>0.0007412433624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68866729736328" calcext:value-type="float">
            <text:p>0.0005688667297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75542449951172" calcext:value-type="float">
            <text:p>0.000575542449951</text:p>
          </table:table-cell>
          <table:table-cell/>
          <table:table-cell table:formula="of:=AVERAGE([.C39];[.G39];[.K39])" office:value-type="float" office:value="0.000628550847371419" calcext:value-type="float">
            <text:p>0.000628550847371</text:p>
          </table:table-cell>
          <table:table-cell table:formula="of:=[.M39]/[.M38]" office:value-type="float" office:value="1.12359710186106" calcext:value-type="float">
            <text:p>1.12359710186106</text:p>
          </table:table-cell>
          <table:table-cell/>
          <table:table-cell table:formula="of:=[.M39]/[.M31]" office:value-type="float" office:value="1.49536774437512" calcext:value-type="float">
            <text:p>1.49536774437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Eczar" style:font-family-complex="Eczar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8:31:43.901480278</meta:creation-date>
    <dc:date>2018-05-28T19:15:20.104239632</dc:date>
    <meta:editing-duration>PT43M31S</meta:editing-duration>
    <meta:editing-cycles>11</meta:editing-cycles>
    <meta:generator>LibreOffice/6.0.4.2$Linux_X86_64 LibreOffice_project/00m0$Build-2</meta:generator>
    <meta:document-statistic meta:table-count="1" meta:cell-count="371" meta:object-count="0"/>
  </office:meta>
</office:document-meta>
</file>